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normal" officeooo:rsid="007539f1" style:font-style-asian="normal" style:font-style-complex="normal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style:font-name-complex="Lucida Sans"/>
    </style:style>
    <style:style style:name="T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loext:opacity="100%" style:text-position="-5% 100%" fo:font-size="9pt" style:font-size-asian="9pt" style:font-size-complex="9pt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4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6% 100%" style:font-name="Lucida Sans1" style:font-name-complex="Lucida Sans2"/>
    </style:style>
    <style:style style:name="T56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T59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T60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73511d" style:font-size-asian="8pt" style:font-size-complex="8pt"/>
    </style:style>
    <style:style style:name="T65" style:family="text">
      <style:text-properties fo:font-size="8pt" fo:font-style="normal" style:font-size-asian="8pt" style:font-style-asian="normal" style:font-size-complex="8pt" style:font-style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4e00d8" style:font-style-asian="normal" style:font-style-complex="normal"/>
    </style:style>
    <style:style style:name="T68" style:family="text">
      <style:text-properties fo:font-style="normal" officeooo:rsid="0045509c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style:text-underline-style="none"/>
    </style:style>
    <style:style style:name="T73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<text:s/><text:text-input text:description="&lt;'Genérico' in line.product_id.display_name and line.move_id.name or line.product_id.display_name&gt;">123456789012345678901234567890123045</text:text-input></text:p>
          </table:table-cell>
          <table:table-cell table:style-name="Tabla3.A2" office:value-type="string">
            <text:p text:style-name="P17"><text:span text:style-name="T66"><text:text-input text:description="&lt;if test=&quot;print_warranty and line.product_id.warranty&quot;&gt;">if</text:text-input></text:span><text:span text:style-name="T66"><text:text-input text:description="&lt;formatLang(line.product_id.warranty,digits=0)&gt;">12</text:text-input></text:span><text:span text:style-name="T66"><text:s/></text:span><text:span text:style-name="T68">meses</text:span><text:span text:style-name="T66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7"><text:span text:style-name="T66"><text:text-input text:description="&lt;if test=&quot;print_serial_number&quot;&gt;">if</text:text-input></text:span><text:span text:style-name="T6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6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4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699cm"/>
    </style:style>
    <style:style style:name="Tabla4.B" style:family="table-column">
      <style:table-column-properties style:column-width="4.561cm"/>
    </style:style>
    <style:style style:name="Tabla4.C" style:family="table-column">
      <style:table-column-properties style:column-width="4.838cm"/>
    </style:style>
    <style:style style:name="Tabla4.D" style:family="table-column">
      <style:table-column-properties style:column-width="4.701cm"/>
    </style:style>
    <style:style style:name="Tabla4.1" style:family="table-row">
      <style:table-row-properties style:min-row-height="0.171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2" style:family="table-row">
      <style:table-row-properties style:min-row-height="1.743cm"/>
    </style:style>
    <style:style style:name="Tabla4.3" style:family="table-row">
      <style:table-row-properties style:min-row-height="2.771cm"/>
    </style:style>
    <style:style style:name="Tabla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4.4" style:family="table-row">
      <style:table-row-properties style:min-row-height="0.951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MP37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officeooo:rsid="002568f2"/>
    </style:style>
    <style:style style:name="MT2" style:family="text">
      <style:text-properties fo:letter-spacing="-0.007cm" fo:font-style="normal" officeooo:rsid="007539f1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font-size="8pt" officeooo:rsid="0073511d" style:font-size-asian="8pt" style:font-size-complex="8pt"/>
    </style:style>
    <style:style style:name="MT1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MT1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MT1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1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3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MT26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loext:opacity="100%" style:text-position="-5% 100%" fo:font-size="9pt" style:font-size-asian="9pt" style:font-size-complex="9pt"/>
    </style:style>
    <style:style style:name="MT31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61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MT62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MT63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4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8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9" style:family="text">
      <style:text-properties style:text-underline-style="none"/>
    </style:style>
    <style:style style:name="MT70" style:family="text">
      <style:text-properties fo:font-size="11pt" style:text-underline-style="none" style:font-size-asian="11pt" style:font-size-complex="11pt"/>
    </style:style>
    <style:style style:name="MT71" style:family="text">
      <style:text-properties style:text-position="-6% 100%" style:font-name="Lucida Sans1" style:font-name-complex="Lucida Sans2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o.book_id.id == 2 and logo_report or False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REMITO - <text:span text:style-name="MT2"><text:text-input text:description="&lt;tipo_copia&gt;">tipo copia</text:text-input></text:span></text:p>
              <text:p text:style-name="MP9">Nº: <text:span text:style-name="MT3"><text:text-input text:description="&lt;o.vouchers&gt;">000</text:text-input></text:span></text:p>
              <text:p text:style-name="MP10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2"/>
              <text:p text:style-name="MP13">BRUNETTI HERMANOS S.R.L.</text:p>
              <text:p text:style-name="MP14"><text:span text:style-name="MT8">San Nicolas 3260</text:span><text:span text:style-name="MT9"> (</text:span><text:span text:style-name="MT8">2000</text:span><text:span text:style-name="MT9">)</text:span></text:p>
              <text:p text:style-name="MP15"><text:span text:style-name="MT10">Rosario</text:span><text:span text:style-name="MT11"> - </text:span><text:span text:style-name="MT10">Santa Fe</text:span><text:span text:style-name="MT11"> - </text:span><text:span text:style-name="MT10">Argentina</text:span></text:p>
              <text:p text:style-name="MP16"><text:span text:style-name="MT11">Tel: </text:span><text:span text:style-name="MT10">0341-434-0143</text:span></text:p>
              <text:p text:style-name="MP17"><text:placeholder text:placeholder-type="text">&lt;company.partner_id.email&gt;</text:placeholder></text:p>
              <text:p text:style-name="MP18">www.brunettihermanos.com.ar</text:p>
              <text:p text:style-name="MP19"><text:span text:style-name="MT12">I.V.A.: </text:span><text:span text:style-name="MT13">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4">CUIT</text:span><text:span text:style-name="MT15">: </text:span><text:span text:style-name="MT16">30-71255285-5</text:span></text:p>
              <text:p text:style-name="MP21"><text:span text:style-name="MT14">Ing. Brutos </text:span><text:span text:style-name="MT17">CM</text:span><text:span text:style-name="MT18">: 921-398397-0</text:span></text:p>
              <text:p text:style-name="MP22"><text:span text:style-name="MT19">Inicio de actividades</text:span><text:span text:style-name="MT20">: </text:span><text:span text:style-name="MT18">01/1</text:span><text:span text:style-name="MT17">1</text:span><text:span text:style-name="MT18">/201</text:span><text:span text:style-name="MT17">3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5"/>
              <text:p text:style-name="MP26"><text:span text:style-name="MT25">D</text:span><text:span text:style-name="MT26">omicilio</text:span><text:span text:style-name="MT27"> </text:span><text:span text:style-name="MT28">de envío</text:span><text:span text:style-name="MT29">: </text:span><text:span text:style-name="MT30"><text:placeholder text:placeholder-type="text">&lt;o.partner_id.street&gt;</text:placeholder></text:span><text:span text:style-name="MT30"><text:s/>- </text:span><text:span text:style-name="MT30"><text:placeholder text:placeholder-type="text">&lt;o.partner_id.city&gt;</text:placeholder></text:span><text:span text:style-name="MT30"><text:s/>- </text:span><text:span text:style-name="MT30"><text:placeholder text:placeholder-type="text">&lt;o.partner_id.state_id.name&gt;</text:placeholder></text:span><text:span text:style-name="MT30"><text:s/>- </text:span><text:span text:style-name="MT30"><text:placeholder text:placeholder-type="text">&lt;o.partner_id.zip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31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9"/>
              <text:p text:style-name="MP28"><text:span text:style-name="MT31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1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2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3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<text:s/>kgs.</text:span></text:p>
              <text:p text:style-name="MP34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35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54"><text:text-input text:description="&lt;if test=&quot;print_commercial&quot;&gt;">IF2</text:text-input></text:span><text:span text:style-name="MT55">Comercial</text:span><text:span text:style-name="MT49">: </text:span><text:span text:style-name="MT51"><text:text-input text:description="&lt;o.sale_id.user_id.name&gt;">10</text:text-input></text:span><text:span text:style-name="MT50"><text:s/></text:span><text:span text:style-name="MT56"><text:text-input text:description="&lt;/if&gt;">&lt;/if&gt;</text:text-input></text:span></text:p>
              <text:p text:style-name="MP37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60"><text:text-input text:description="&lt;if test=&quot;print_warranty&quot;&gt;">if</text:text-input></text:span><text:span text:style-name="MT61">Garantía</text:span><text:span text:style-name="MT60"><text:text-input text:description="&lt;/if&gt;">end</text:text-input></text:span></text:p>
            </table:table-cell>
            <table:table-cell table:style-name="Tabla2.C1" office:value-type="string">
              <text:p text:style-name="MP40"><text:span text:style-name="MT61"><text:text-input text:description="&lt;if test=&quot;print_serial_number&quot;&gt;">if</text:text-input></text:span><text:span text:style-name="MT61">Lo</text:span><text:span text:style-name="MT62">t</text:span><text:span text:style-name="MT61">e / </text:span><text:span text:style-name="MT62">Serie</text:span><text:span text:style-name="MT60"><text:text-input text:description="&lt;/if&gt;">e</text:text-input></text:span><text:span text:style-name="MT60"> </text:span><text:span text:style-name="MT63"><text:text-input text:description="&lt;if test=&quot;print_lot_life_date&quot;&gt;">if</text:text-input></text:span><text:span text:style-name="MT64">(Venc.)</text:span><text:span text:style-name="MT63"><text:text-input text:description="&lt;/if&gt;">end</text:text-input></text:span></text:p>
            </table:table-cell>
            <table:table-cell table:style-name="Tabla2.D1" office:value-type="string">
              <text:p text:style-name="MP38">Cantidad</text:p>
            </table:table-cell>
          </table:table-row>
        </table:table>
        <text:p text:style-name="MP1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41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</table:table-row>
          <table:table-row table:style-name="Tabla4.2">
            <table:table-cell table:style-name="Tabla4.A1" table:number-columns-spanned="4" office:value-type="string">
              <text:p text:style-name="MP43"><text:span text:style-name="MT65">OBSERVACIONES</text:span>: <text:span text:style-name="MT6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4.3">
            <table:table-cell table:style-name="Tabla4.A3" office:value-type="string">
              <text:p text:style-name="MP44"><text:span text:style-name="MT65">Recibí Conforme</text:span>:</text:p>
              <text:p text:style-name="MP45"><text:span text:style-name="MT65">Fecha</text:span>: <text:s/><text:span text:style-name="MT67"><text:s text:c="5"/>/ <text:s text:c="5"/>/ <text:s text:c="5"/></text:span></text:p>
              <text:p text:style-name="MP45"><text:span text:style-name="MT68">Hora</text:span><text:span text:style-name="MT69">:</text:span><text:span text:style-name="MT70"> <text:s text:c="2"/></text:span><text:span text:style-name="MT67"><text:s text:c="10"/>: <text:s text:c="9"/></text:span></text:p>
            </table:table-cell>
            <table:table-cell table:style-name="Tabla4.B3" office:value-type="string">
              <text:p text:style-name="MP46"><text:s text:c="30"/></text:p>
              <text:p text:style-name="MP47">DNI</text:p>
            </table:table-cell>
            <table:table-cell table:style-name="Tabla4.B3" office:value-type="string">
              <text:p text:style-name="MP46"><text:s text:c="32"/></text:p>
              <text:p text:style-name="MP47">FIRMA</text:p>
            </table:table-cell>
            <table:table-cell table:style-name="Tabla4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  <table:table-row table:style-name="Tabla4.4">
            <table:table-cell table:style-name="Tabla4.A3" table:number-columns-spanned="4" office:value-type="string">
              <text:p text:style-name="MP50"><text:span text:style-name="MT71">Nro C.A.I.: 46325179611340 Vto: 06/08/2021</text:span></text:p>
            </table:table-cell>
            <table:covered-table-cell/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3H24M33S</meta:editing-duration>
    <meta:editing-cycles>375</meta:editing-cycles>
    <meta:generator>LibreOffice/7.0.3.1$Windows_x86 LibreOffice_project/d7547858d014d4cf69878db179d326fc3483e082</meta:generator>
    <dc:date>2020-12-09T15:34:29.540000000</dc:date>
    <meta:document-statistic meta:table-count="6" meta:image-count="0" meta:object-count="0" meta:page-count="1" meta:paragraph-count="56" meta:word-count="230" meta:character-count="1455" meta:non-whitespace-character-count="1206"/>
  </office:meta>
</office:document-meta>
</file>